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4b8b" officeooo:paragraph-rsid="00034b8b"/>
    </style:style>
    <style:style style:name="P2" style:family="paragraph" style:parent-style-name="Standard">
      <style:text-properties officeooo:rsid="00042114" officeooo:paragraph-rsid="00042114"/>
    </style:style>
    <style:style style:name="P3" style:family="paragraph" style:parent-style-name="Standard">
      <style:text-properties officeooo:rsid="00055781" officeooo:paragraph-rsid="00055781"/>
    </style:style>
    <style:style style:name="P4" style:family="paragraph" style:parent-style-name="Standard">
      <style:text-properties officeooo:paragraph-rsid="00066373"/>
    </style:style>
    <style:style style:name="T1" style:family="text">
      <style:text-properties officeooo:rsid="00042114"/>
    </style:style>
    <style:style style:name="T2" style:family="text">
      <style:text-properties officeooo:rsid="0004535c"/>
    </style:style>
    <style:style style:name="T3" style:family="text">
      <style:text-properties officeooo:rsid="00066373"/>
    </style:style>
    <style:style style:name="T4" style:family="text">
      <style:text-properties fo:font-variant="normal" fo:text-transform="none" fo:color="#282828" style:font-name="Open Sans" fo:font-size="14.25pt" fo:letter-spacing="normal" fo:font-style="normal" fo:font-weight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ALITÉ</text:span> DE VIE</text:p>
      <text:p text:style-name="P1"/>
      <text:p text:style-name="P1">VIE A TOURS</text:p>
      <text:p text:style-name="P2">Nichée en plein <text:span text:style-name="T2">cœur</text:span> de la Vallée de la Loire, Tours sait allier vieilles pierres et high-tech, afin de passer aisément de <text:span text:style-name="T2">châteaux</text:span> mondialement connus aux <text:span text:style-name="T2">entreprises du numérique les plus performantes.</text:span></text:p>
      <text:p text:style-name="P1"/>
      <text:p text:style-name="P1">TRANSPORTS</text:p>
      <text:p text:style-name="P3">- Au milieu d’un réseau autoroutier entre Paris, Bordeaux, Nantes et Bourges</text:p>
      <text:p text:style-name="P3">- À 1h00 en train de Paris et 2h00 de Nantes</text:p>
      <text:p text:style-name="P3">- Un réseau Tram+Bus desservant régulièrement la ville et son agglomération</text:p>
      <text:p text:style-name="P3">- Son aéroport et des avions réguliers vers Londres, Dublin, Marrakech, Porto et Marseille</text:p>
      <text:p text:style-name="P1"/>
      <text:p text:style-name="P1">LOISIRS</text:p>
      <text:p text:style-name="P4"><text:span text:style-name="T3">En territoire littéraire et gastronome, vous saurez apprécier un livre de Balzac tout en dégustant une tartine chaude fromage de chèvre de Sainte-Maure-De-Touraine accompagné de son verre de vin de Chinon. À proximité du vieux mûrier de la place Plumereau, sinon rien 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24:04.964960754</meta:creation-date>
    <dc:date>2019-09-17T17:51:20.413650549</dc:date>
    <meta:editing-duration>PT5M15S</meta:editing-duration>
    <meta:editing-cycles>1</meta:editing-cycles>
    <meta:document-statistic meta:table-count="0" meta:image-count="0" meta:object-count="0" meta:page-count="1" meta:paragraph-count="10" meta:word-count="131" meta:character-count="799" meta:non-whitespace-character-count="678"/>
    <meta:generator>LibreOffice/6.0.7.3$Linux_X86_64 LibreOffice_project/00m0$Build-3</meta:generator>
  </office:meta>
</office:document-meta>
</file>